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OutputStream.WriterOutputStream( Writer writ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OutputStream.write( byte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write( byte [ ] buf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OutputStream.WriterOutputStream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